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Ubuntu" svg:font-family="Ubuntu"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ab-stops>
          <style:tab-stop style:position="0cm"/>
        </style:tab-stops>
      </style:paragraph-properties>
      <style:text-properties style:font-name="Arial" style:font-name-complex="Arial"/>
    </style:style>
    <style:style style:name="P2" style:family="paragraph" style:parent-style-name="Standard">
      <style:paragraph-properties fo:line-height="150%" fo:text-align="justify" style:justify-single-word="false"/>
      <style:text-properties style:font-name="Arial" style:font-name-complex="Arial"/>
    </style:style>
    <style:style style:name="P3" style:family="paragraph" style:parent-style-name="Standard">
      <style:paragraph-properties fo:line-height="150%" fo:text-align="justify" style:justify-single-word="false">
        <style:tab-stops>
          <style:tab-stop style:position="0cm"/>
        </style:tab-stops>
      </style:paragraph-properties>
      <style:text-properties style:font-name="Arial" style:font-name-complex="Arial"/>
    </style:style>
    <style:style style:name="P4" style:family="paragraph" style:parent-style-name="Standard">
      <style:paragraph-properties fo:line-height="150%" fo:text-align="justify" style:justify-single-word="false">
        <style:tab-stops>
          <style:tab-stop style:position="0cm"/>
        </style:tab-stops>
      </style:paragraph-properties>
      <style:text-properties style:font-name="Arial" fo:font-weight="bold" style:font-weight-asian="bold" style:font-name-complex="Arial"/>
    </style:style>
    <style:style style:name="P5" style:family="paragraph" style:parent-style-name="Standard">
      <style:paragraph-properties fo:margin-left="0cm" fo:margin-right="0cm" fo:line-height="150%" fo:text-align="justify" style:justify-single-word="false" fo:text-indent="1.251cm" style:auto-text-indent="false"/>
      <style:text-properties style:font-name="Arial" style:font-name-complex="Arial"/>
    </style:style>
    <style:style style:name="P6" style:family="paragraph" style:parent-style-name="Estilo2">
      <style:paragraph-properties fo:text-align="center" style:justify-single-word="false" fo:break-before="page"/>
    </style:style>
    <style:style style:name="P7" style:family="paragraph" style:parent-style-name="Normal_20_Dissertacao">
      <style:paragraph-properties fo:margin-top="0cm" fo:margin-bottom="0cm"/>
      <style:text-properties style:font-name="Arial" style:font-name-complex="Arial" style:font-size-complex="12pt"/>
    </style:style>
    <style:style style:name="P8" style:family="paragraph" style:parent-style-name="Normal_20_Dissertacao">
      <style:paragraph-properties fo:margin-top="0cm" fo:margin-bottom="0cm" fo:text-align="start" style:justify-single-word="false"/>
      <style:text-properties style:font-name="Arial" style:font-name-complex="Arial" style:font-size-complex="12pt"/>
    </style:style>
    <style:style style:name="P9" style:family="paragraph" style:parent-style-name="Normal_20__28_Web_29_">
      <style:paragraph-properties fo:margin-top="0cm" fo:margin-bottom="0cm" fo:line-height="150%" fo:text-align="justify" style:justify-single-word="false"/>
      <style:text-properties style:font-name="Arial" style:font-name-complex="Arial"/>
    </style:style>
    <style:style style:name="P10" style:family="paragraph" style:parent-style-name="Normal_20__28_Web_29_">
      <style:paragraph-properties fo:margin-top="0cm" fo:margin-bottom="0cm" fo:line-height="150%" fo:text-align="justify" style:justify-single-word="false">
        <style:tab-stops>
          <style:tab-stop style:position="0.953cm"/>
        </style:tab-stops>
      </style:paragraph-properties>
      <style:text-properties style:font-name="Arial" style:font-name-complex="Arial"/>
    </style:style>
    <style:style style:name="P11" style:family="paragraph" style:parent-style-name="Normal_20__28_Web_29_">
      <style:paragraph-properties fo:margin-top="0cm" fo:margin-bottom="0cm" fo:line-height="150%" fo:text-align="justify" style:justify-single-word="false">
        <style:tab-stops>
          <style:tab-stop style:position="0cm"/>
        </style:tab-stops>
      </style:paragraph-properties>
      <style:text-properties style:font-name="Arial" style:font-name-complex="Arial"/>
    </style:style>
    <style:style style:name="P12" style:family="paragraph" style:parent-style-name="Normal_20__28_Web_29_" style:list-style-name="WW8Num111">
      <style:paragraph-properties fo:margin-left="0cm" fo:margin-right="0cm" fo:margin-top="0cm" fo:margin-bottom="0cm" fo:line-height="150%" fo:text-align="justify" style:justify-single-word="false" fo:text-indent="0cm" style:auto-text-indent="false">
        <style:tab-stops>
          <style:tab-stop style:position="0cm"/>
        </style:tab-stops>
      </style:paragraph-properties>
      <style:text-properties style:font-name="Arial" style:font-name-complex="Arial"/>
    </style:style>
    <style:style style:name="P1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normal" style:font-weight-asian="normal" style:font-weight-complex="normal"/>
    </style:style>
    <style:style style:name="T3" style:family="text">
      <style:text-properties fo:font-style="italic" style:font-style-asian="italic"/>
    </style:style>
    <style:style style:name="T4" style:family="text">
      <style:text-properties style:font-weight-complex="bold"/>
    </style:style>
    <style:style style:name="T5" style:family="text">
      <style:text-properties style:font-name-asian="Arial"/>
    </style:style>
    <style:style style:name="T6" style:family="text">
      <style:text-properties style:text-underline-style="solid" style:text-underline-width="auto" style:text-underline-color="font-color"/>
    </style:style>
    <style:style style:name="T7" style:family="text">
      <style:text-properties fo:color="#000000"/>
    </style:style>
    <style:style style:name="T8" style:family="text">
      <style:text-properties fo:background-color="#ffff00"/>
    </style:style>
    <style:style style:name="T9" style:family="text">
      <style:text-properties fo:background-color="#ffff00" style:font-weight-complex="bold"/>
    </style:style>
    <style:style style:name="T10" style:family="text">
      <style:text-properties style:use-window-font-color="true" style:text-outline="false" style:text-line-through-styl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 <text:span text:style-name="Strong_20_Emphasis"><text:span text:style-name="T2">E</text:span></text:span><text:span text:style-name="Strong_20_Emphasis">SCOPO DO SISTEMA</text:span></text:p>
      <text:p text:style-name="P8"><text:tab/></text:p>
      <text:p text:style-name="P7"><text:tab/>Foi percebida por lojistas (vendedores) e consumidores (consumidores), a necessidade da existência (desenvolvimento) de um sistema que pudesse reunir, comparar e agrupar todas as informações sobre a comercialização de peça(s) automotiva(s), informações estas tais como: marca, fabricante, modelo, preço, vendedor, telefone, localidade, a fim de facilitar a busca e poupar tempo, esforço e deslocamento na sua procura. O sistema irá apoiar os vendedores ao anunciar um produto e ao consumidor na procura do produto e facilidade na hora de comparar os preços.</text:p>
      <text:p text:style-name="P1"/>
      <text:p text:style-name="P3"><text:tab/>A idéia principal do projeto será elaborar um sistema que facilite o consumidor na hora de procurar um produto, para comprar e de divulgar um produto nesse caso auxiliando o vendedor.</text:p>
      <text:p text:style-name="P3"/>
      <text:p text:style-name="P3"><text:tab/><office:annotation><dc:creator>Hércules José</dc:creator><dc:date>2013-04-16T15:28:55</dc:date><text:p text:style-name="P13"><text:span text:style-name="T10">Este parágrafo não pode ficar solto.</text:span></text:p></office:annotation>Este projeto estará focando dois alvos. O consumidor e o vendedor (LOJA).</text:p>
      <text:p text:style-name="P3"/>
      <text:p text:style-name="P3"><text:tab/>O sistema funcionará como um serviço de classificados que cria listas de produtos semelhantes de acordo com o critério escolhido pelo consumidor, que pode ser, por exemplo, <text:span text:style-name="T8">(</text:span>fabricante ou menor preço, ou também por localidade<text:span text:style-name="T8">)</text:span>.<office:annotation><dc:creator>Hércules José</dc:creator><dc:date>2013-04-16T15:31:08</dc:date><text:p text:style-name="P13"><text:span text:style-name="T10">Remover os parênteses.</text:span></text:p></office:annotation></text:p>
      <text:p text:style-name="P3"/>
      <text:p text:style-name="P3"><text:tab/>A prestação de serviços de comparação de preços fornecido pelo <text:span text:style-name="T3">ENCONTREAQUIPEÇAS</text:span> é gratuita, sendo apenas uma indicação das lojas onde o consumidor poderá encontrar o produto procurado, não tendo nenhuma responsabilidade sobre as informações prestadas pelos lojistas (vendedores) e de seus respectivos sites, bem como seu conteúdo ou a compra e venda de produtos. <text:s/></text:p>
      <text:p text:style-name="P3"/>
      <text:p text:style-name="P3"><text:tab/>O <text:span text:style-name="T3">ENCONTREAQUIPEÇAS</text:span> não é um site de venda direta e sim um site de divulgação ou publicidade e não recebe comissão pelas vendas realizadas pelos lojistas, apenas faz a publicação de suas ofertas, além de realizar um comparativo de preços. </text:p>
      <text:p text:style-name="P3"><text:tab/>Todos os lojistas (vendedores) que fizerem o cadastro no site participarão dos serviços prestados no site e será cobrada uma taxa por esses serviços. O vendedor poderá escolher o serviço que o melhor atende.</text:p>
      <text:p text:style-name="P3"/>
      <text:p text:style-name="P3"><text:tab/>Todos os consumidores que fizerem o cadastro poderão consultar os últimos produtos vistos, poderá fazer um comparativo dos preços, através de um relatório que irá <text:soft-page-break/>mostrar dados do produto e loja onde o mesmo foi consultado e poderá receber novidades como anúncios de lojas, produtos mais vendidos caso solicite no ato do cadastro.</text:p>
      <text:p text:style-name="P3"/>
      <text:p text:style-name="P3"><text:tab/>Os lojistas terão no início do sistema duas modalidades de serviços, podendo ser alterado no futuro, onde no processo de cadastramento deverá optar por um ou os dois serviços prestados. Os serviços prestados serão anúncios com veiculação de banners no site com nome da loja, onde ao ser clicado, abre outra janela com site do anunciante e o outro os anúncios da revenda de peças com divulgação de nome, local, preço e telefone da loja e descrição do produto. Todos os serviços serão cobrados taxas de acordo com o tipo escolhido. </text:p>
      <text:p text:style-name="P3"/>
      <text:p text:style-name="P3"><text:tab/>A loja que optar <text:span text:style-name="T8">por essa modalidade</text:span><text:span text:style-name="T8"><office:annotation><dc:creator>Hércules José</dc:creator><dc:date>2013-04-16T15:36:29</dc:date><text:p text:style-name="P13"><text:span text:style-name="T10">Qual modalidade?</text:span></text:p></office:annotation></text:span> não será necessário trabalhar somente com revenda de peças, nesse caso a empresa também poderá ser uma provedora de serviços e utilizar o <text:span text:style-name="T3">ENCONTREAQUIPEÇAS </text:span>como forma de divulgar seu trabalho. O sistema utiliza banners rotativos de 468 x 60 pixels, intercalados com banners de outros anunciantes. O site garantirá um mínimo de aparições por mês, espalhados pelo site, de acordo com o que foi contratado.</text:p>
      <text:p text:style-name="P3"/>
      <text:p text:style-name="P3"><text:tab/>A loja que optar pela modalidade de revenda de peças deverá trabalhar como revendedora e poderá cadastrar diversos produtos no site que poderá ser visualizado a qualquer momento pelos consumidores. O site não cobrará pela quantidade de visualizações de um produto e sim pela quantidade de produtos cadastrados por cada loja. <text:span text:style-name="T8">A quantidade de produtos cadastrados será no mínimo de 50 peças. Onde deverá ser cobrada uma taxa de acordo com a quantidade de produtos cadastrados.</text:span><text:span text:style-name="T8"><office:annotation><dc:creator>Hércules José</dc:creator><dc:date>2013-04-16T15:39:19</dc:date><text:p text:style-name="P13"><text:span text:style-name="T10">Esta parte não está clara. Que tipo de cobrança será feita? Será cobrado um valor por este número mínimo de peças? Terá uma tabela de valores?</text:span></text:p></office:annotation></text:span></text:p>
      <text:p text:style-name="P3"><text:span text:style-name="T1"><text:tab/></text:span>Para o consumidor final o <text:span text:style-name="T3">ENCONTREAQUIPEÇAS </text:span>será uma ferramenta de busca, portanto não será necessário o cadastro no site, somente caso o usuário queira ter suas pesquisas consultadas, relatórios de preços e receber novidades. Para o lojista esse cadastro será fundamental sem ele não poderá usufruir das facilidades do site.</text:p>
      <text:p text:style-name="P3"/>
      <text:p text:style-name="P11"><text:span text:style-name="T4"><text:tab/>O cadastro do lojista(anunciante) s</text:span>erá feito através do preenchimento de um formulário contendo dados do lojista, estes dados são: </text:p>
      <text:list xml:id="list926724185" text:style-name="WW8Num111">
        <text:list-item>
          <text:p text:style-name="P12">Nome da Empresa;</text:p>
        </text:list-item>
        <text:list-item>
          <text:p text:style-name="P12">Contato;</text:p>
        </text:list-item>
        <text:list-item>
          <text:p text:style-name="P12">CNPJ (legalmente registrado);</text:p>
        </text:list-item>
        <text:list-item>
          <text:p text:style-name="P12"><text:soft-page-break/><text:span text:style-name="T5"><text:s/></text:span>Inscrição estadual;</text:p>
        </text:list-item>
        <text:list-item>
          <text:p text:style-name="P12"><text:span text:style-name="T5"><text:s/></text:span>Telefone, telefone2;</text:p>
        </text:list-item>
        <text:list-item>
          <text:p text:style-name="P12"><text:span text:style-name="T5"><text:s/></text:span>Fax;</text:p>
        </text:list-item>
        <text:list-item>
          <text:p text:style-name="P12"><text:span text:style-name="T5"><text:s/></text:span>Bairro;</text:p>
        </text:list-item>
        <text:list-item>
          <text:p text:style-name="P12"><text:span text:style-name="T5"><text:s/></text:span>Cidade;</text:p>
        </text:list-item>
        <text:list-item>
          <text:p text:style-name="P12"><text:span text:style-name="T5"><text:s/></text:span>Estado;</text:p>
        </text:list-item>
        <text:list-item>
          <text:p text:style-name="P12"><text:span text:style-name="T5"><text:s/></text:span>Email;</text:p>
        </text:list-item>
        <text:list-item>
          <text:p text:style-name="P12"><text:span text:style-name="T5"><text:s/></text:span>Home Page (caso possua); e </text:p>
        </text:list-item>
        <text:list-item>
          <text:p text:style-name="P12"><text:span text:style-name="T5"><text:s/></text:span>Área de interesse. (Anúncio com veiculação de banner ou revenda de produto).</text:p>
        </text:list-item>
      </text:list>
      <text:p text:style-name="P11"/>
      <text:p text:style-name="P11"><text:tab/>Ao se cadastrar, o lojista receberá uma senha por email. Caso ele não receba o email com sua senha, <office:annotation><dc:creator>Hércules José</dc:creator><dc:date>2013-04-16T15:45:47</dc:date><text:p text:style-name="P13"><text:span text:style-name="T10">Esta frase não faz sentido.</text:span></text:p></office:annotation><text:span text:style-name="T8">ele deve ter informado um email não válido e, portanto seu cadastro será cancelado.</text:span> Ele deverá ir para página inicial do ENCONTREAQUIPEÇAS e digitar seu email e senha, esta <text:span text:style-name="T4">que</text:span> poderá ser alterada a qualquer momento. Para isto basta você acessar a área de cadastros e alterar seus dados. Esta senha será utilizada pelo lojista no ato de acrescentar, editar e/ou excluir os dados do anúncio. Informamos que a senha só será enviada para o email informado pelo usuário após a finalização do preenchimento do cadastro.</text:p>
      <text:p text:style-name="P11"><text:tab/>A utilização da área comercial para cadastro/alteração e exclusão de anúncios só será liberada após o contato, definição de pacotes, acerto de condições de pagamento da taxa (via boleto bancário) que será efetuada pelo lojista através da rede bancária.<office:annotation><dc:creator>Hércules José</dc:creator><dc:date>2013-04-16T15:51:03</dc:date><text:p text:style-name="P13"><text:span text:style-name="T10">Haverá ativação de login após cadastro do logista?</text:span></text:p></office:annotation></text:p>
      <text:p text:style-name="P4"/>
      <text:p text:style-name="P3"><text:span text:style-name="T1"><text:tab/></text:span>A área de Usuários (Consumidores) tem a finalidade de manter o usuário cadastrado sempre bem informado sobre as promoções e lançamentos no ENCONTREAQUIPEÇAS e através desse cadastro o usuário também poderá colocar seus anúncios nos classificados do site.</text:p>
      <text:p text:style-name="P3">O usuário deve fornecer seus dados como: </text:p>
      <text:list xml:id="list1851110691" text:continue-numbering="true" text:style-name="WW8Num111">
        <text:list-item>
          <text:p text:style-name="P12">Nome;</text:p>
        </text:list-item>
        <text:list-item>
          <text:p text:style-name="P12">Endereço; </text:p>
        </text:list-item>
        <text:list-item>
          <text:p text:style-name="P12">Bairro;</text:p>
        </text:list-item>
        <text:list-item>
          <text:p text:style-name="P12">Cidade;</text:p>
        </text:list-item>
        <text:list-item>
          <text:p text:style-name="P12">CEP; </text:p>
        </text:list-item>
        <text:list-item>
          <text:p text:style-name="P12">Telefone; e</text:p>
        </text:list-item>
        <text:list-item>
          <text:p text:style-name="P12">Email;</text:p>
        </text:list-item>
      </text:list>
      <text:p text:style-name="P9"><text:soft-page-break/></text:p>
      <text:p text:style-name="P3"><text:tab/>Informamos que a senha só será enviada para o email informado pelo usuário após a finalização do preenchimento do cadastro.</text:p>
      <text:p text:style-name="P3"/>
      <text:p text:style-name="P3"><text:tab/><office:annotation><dc:creator>Hércules José</dc:creator><dc:date>2013-04-16T15:54:14</dc:date><text:p text:style-name="P14"><text:span text:style-name="T11">Este parágrafo não pode ficar solto, dar a entender que está falando do cadastro dos consumidores.</text:span></text:p></office:annotation><text:span text:style-name="T8">Os anúncios de peças farão parte automaticamente das pesquisas de preços e essa modalidade é PAGA.</text:span></text:p>
      <text:p text:style-name="P3"/>
      <text:p text:style-name="P3"><text:tab/><office:annotation><dc:creator>Hércules José</dc:creator><dc:date>2013-04-16T15:56:37</dc:date><text:p text:style-name="P13"><text:span text:style-name="T10">Informação solta. Provavelmente tem a ver com o cadastro do logista.</text:span></text:p></office:annotation><text:span text:style-name="T8">É extremamente necessário que essa empresa seja </text:span><text:span text:style-name="T9">LEGALMENTE constituída e REGULARIZADA junto à Receita Federal, com CNPJ e Inscrição Estadual válidos e ativos.</text:span></text:p>
      <text:p text:style-name="P3"><text:tab/></text:p>
      <text:p text:style-name="P3"><text:tab/>O cadastro das peças(produtos) nos anúncios será feito através de formulário que deverá possuir os seguintes dados:</text:p>
      <text:list xml:id="list856269705" text:continue-numbering="true" text:style-name="WW8Num111">
        <text:list-item>
          <text:p text:style-name="P12">Nome do Produto;</text:p>
        </text:list-item>
        <text:list-item>
          <text:p text:style-name="P12">Fabricante, </text:p>
        </text:list-item>
        <text:list-item>
          <text:p text:style-name="P12">Modelo;</text:p>
        </text:list-item>
        <text:list-item>
          <text:p text:style-name="P12">Preço;</text:p>
        </text:list-item>
        <text:list-item>
          <text:p text:style-name="P12">Descrição do produto;</text:p>
        </text:list-item>
        <text:list-item>
          <text:p text:style-name="P12">Ano;</text:p>
        </text:list-item>
      </text:list>
      <text:p text:style-name="P3"><text:tab/></text:p>
      <text:p text:style-name="P3"><text:tab/>Todas as informações serão armazenadas no banco de dados do ENCONTREAQUIPEÇAS e serão automaticamente atualizadas de acordo com as alterações feitas <text:span text:style-name="T6">por seus anunciantes (lojistas).</text:span></text:p>
      <text:p text:style-name="P2"><text:tab/></text:p>
      <text:p text:style-name="P5">O usuário do sistema pode entrar em contato com o administrador ou responsável para informar o que deseja. São apresentados os campos para contato: nome, e-mail, assunto, mensagem, sendo todos os itens de preenchimento obrigatório. Ao confirmar, a mensagem será enviada e o usuário receberá a informação de “mensagem enviada com sucesso”.</text:p>
      <text:p text:style-name="P4"/>
      <text:p text:style-name="P3"><text:tab/>No Módulo Dicas,<text:span text:style-name="T1"> </text:span>o <text:span text:style-name="T7">usuário(Lojistas e consumidores) poderá encontrar várias dicas selecionadas especialmente para que ele encontre novidades, comparativos, lançamentos de peças, tecnologia, etc.</text:span></text:p>
      <text:p text:style-name="P3"><text:tab/></text:p>
      <text:p text:style-name="P3"><text:tab/><office:annotation><dc:creator>Hércules José</dc:creator><dc:date>2013-04-16T15:23:50</dc:date><text:p text:style-name="P14"><text:span text:style-name="T11">Ao criar um novo parágrafo entende-se que se trata de outra funcionalidade. Indicar que se trata do módulo de dicas.</text:span></text:p></office:annotation>Os usuários que deixarem suas dicas poderão colaborar e ajudar com nosso site a <text:soft-page-break/>resolver as dúvidas ou até mesmo resolver alguns problemas de manutenção e troca de peça de outros usuários. Caso o usuário tenha alguma sugestão de dica para fazer ou se quiser colaborar com alguma, poderá entrar em contato.<office:annotation><dc:creator>Hércules José</dc:creator><dc:date>2013-04-16T15:20:38</dc:date><text:p text:style-name="P13"><text:span text:style-name="T10">Quem efetivamente poderá cadastrar novas dicas? Quem fará a gerência das dicas cadastradas? Se todos puderem cadastrar dicas quem irá autorizar aquelas que irão para o site?</text:span></text:p></office:annotation></text:p>
      <text:p text:style-name="P3"><text:tab/></text:p>
      <text:p text:style-name="P3"><text:tab/><office:annotation><dc:creator>Hércules José</dc:creator><dc:date>2013-04-16T15:22:30</dc:date><text:p text:style-name="P13"><text:span text:style-name="T10">Ao criar um novo parágrafo entende-se que se trata de outra funcionalidade. Indicar que se trata do módulo de dicas.</text:span></text:p></office:annotation>Será disponibilizada uma pesquisa por categoria ou por palavra chave. E serão criados alguns tópicos mais destacados, tais como:</text:p>
      <text:list xml:id="list249693868" text:continue-numbering="true" text:style-name="WW8Num111">
        <text:list-item>
          <text:p text:style-name="P12">Novas Dicas; e</text:p>
        </text:list-item>
        <text:list-item>
          <text:p text:style-name="P12">As 10 mais procuradas.</text:p>
        </text:list-item>
      </text:list>
      <text:p text:style-name="P10"/>
      <text:p text:style-name="P10"><text:tab/><office:annotation><dc:creator>Hércules José</dc:creator><dc:date>2013-04-16T15:17:49</dc:date><text:p text:style-name="P13"><text:span text:style-name="T10">Onde está os detalhes sobre o fórum. É uma ferramenta a parte? Será um módulo do sistema? Tem que descrever no escopo para indicar se fará parte ou não do sistema.</text:span></text:p></office:annotation>O Fórum é um<text:span text:style-name="T1"> </text:span>Local de reunião onde os usuários (companheiros), poderão trocar idéias (conversas) com pessoas ou até mesmo, grupo de pessoas da mesma área de atuação ou com as mesmas dúvidas, tudo isso totalmente grát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Ubuntu" svg:font-family="Ubuntu"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paragraph-properties fo:margin-top="0.176cm" fo:margin-bottom="0.21cm" fo:orphans="2" fo:widows="2" fo:hyphenation-ladder-count="no-limit"/>
      <style:text-properties style:letter-kerning="true" style:font-name-asian="Times New Roman" fo:hyphenate="true" fo:hyphenation-remain-char-count="2" fo:hyphenation-push-char-count="2"/>
    </style:style>
    <style:style style:name="Estilo2" style:family="paragraph" style:parent-style-name="Standard">
      <style:paragraph-properties fo:line-height="150%" fo:text-align="justify" style:justify-single-word="false"/>
      <style:text-properties style:font-name="Arial" fo:font-size="14pt" fo:font-weight="bold" style:font-size-asian="14pt" style:font-weight-asian="bold" style:font-name-complex="Arial" style:font-size-complex="14pt" style:font-weight-complex="bold"/>
    </style:style>
    <style:style style:name="Normal_20_Dissertacao" style:display-name="Normal Dissertacao" style:family="paragraph" style:parent-style-name="Standard">
      <style:paragraph-properties fo:margin-top="0cm" fo:margin-bottom="0.423cm" fo:line-height="150%" fo:text-align="justify" style:justify-single-word="false" fo:orphans="2" fo:widows="2" fo:hyphenation-ladder-count="no-limit"/>
      <style:text-properties fo:color="#000000" style:letter-kerning="true" style:font-name-asian="Times New Roman" style:font-size-complex="10pt" fo:hyphenate="true" fo:hyphenation-remain-char-count="2" fo:hyphenation-push-char-count="2"/>
    </style:style>
    <style:style style:name="Fonte_20_parág._20_padrão" style:display-name="Fonte parág. padrão" style:family="text"/>
    <style:style style:name="Strong_20_Emphasis" style:display-name="Strong Emphasis" style:family="text" style:parent-style-name="Fonte_20_parág._20_padrão">
      <style:text-properties fo:font-weight="bold" style:font-weight-asian="bold" style:font-weight-complex="bold"/>
    </style:style>
    <style:style style:name="WW8Num111z0" style:family="text">
      <style:text-properties style:font-name="Wingdings" style:font-name-complex="Wingdings"/>
    </style:style>
    <style:style style:name="WW8Num111z1" style:family="text">
      <style:text-properties style:font-name="Courier New" style:font-name-complex="Courier New"/>
    </style:style>
    <style:style style:name="WW8Num111z3" style:family="text">
      <style:text-properties style:font-name="Symbol" style:font-name-comple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1" text:consecutive-numbering="true">
      <text:list-level-style-bullet text:level="1" text:style-name="WW8Num111z0" style:num-suffix="." text:bullet-char="">
        <style:list-level-properties text:list-level-position-and-space-mode="label-alignment">
          <style:list-level-label-alignment text:label-followed-by="listtab" fo:text-indent="-0.635cm" fo:margin-left="2.02cm"/>
        </style:list-level-properties>
        <style:text-properties style:font-name="Wingdings"/>
      </text:list-level-style-bullet>
      <text:list-level-style-bullet text:level="2" text:style-name="WW8Num111z1" style:num-suffix="." text:bullet-char="o">
        <style:list-level-properties text:list-level-position-and-space-mode="label-alignment">
          <style:list-level-label-alignment text:label-followed-by="listtab" fo:text-indent="-0.635cm" fo:margin-left="3.29cm"/>
        </style:list-level-properties>
        <style:text-properties style:font-name="Courier New1"/>
      </text:list-level-style-bullet>
      <text:list-level-style-bullet text:level="3" text:style-name="WW8Num111z0" style:num-suffix="."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8Num111z3" style:num-suffix="."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8Num111z1" style:num-suffix="." text:bullet-char="o">
        <style:list-level-properties text:list-level-position-and-space-mode="label-alignment">
          <style:list-level-label-alignment text:label-followed-by="listtab" fo:text-indent="-0.635cm" fo:margin-left="7.1cm"/>
        </style:list-level-properties>
        <style:text-properties style:font-name="Courier New1"/>
      </text:list-level-style-bullet>
      <text:list-level-style-bullet text:level="6" text:style-name="WW8Num111z0" style:num-suffix="."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8Num111z3" style:num-suffix="."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8Num111z1" style:num-suffix="." text:bullet-char="o">
        <style:list-level-properties text:list-level-position-and-space-mode="label-alignment">
          <style:list-level-label-alignment text:label-followed-by="listtab" fo:text-indent="-0.635cm" fo:margin-left="10.91cm"/>
        </style:list-level-properties>
        <style:text-properties style:font-name="Courier New1"/>
      </text:list-level-style-bullet>
      <text:list-level-style-bullet text:level="9" text:style-name="WW8Num111z0" style:num-suffix="."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ércules José</meta:initial-creator>
    <meta:creation-date>2013-04-16T15:11:48</meta:creation-date>
    <dc:date>2013-04-16T15:58:02</dc:date>
    <dc:creator>Hércules José</dc:creator>
    <meta:editing-duration>PT45M48S</meta:editing-duration>
    <meta:editing-cycles>5</meta:editing-cycles>
    <meta:generator>LibreOffice/3.5$Linux_X86_64 LibreOffice_project/350m1$Build-2</meta:generator>
    <meta:document-statistic meta:table-count="0" meta:image-count="0" meta:object-count="0" meta:page-count="5" meta:paragraph-count="61" meta:word-count="1225" meta:character-count="7580" meta:non-whitespace-character-count="6399"/>
  </office:meta>
</office:document-meta>
</file>